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4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3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6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6cm" svg:y="8cm">
          <draw:text-box>
            <text:p text:style-name="P3">Лекция 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1.737cm" svg:x="1.4cm" svg:y="0.446cm" presentation:class="title" presentation:user-transformed="true">
          <draw:text-box>
            <text:p><text:s text:c="4"/>10. Триггеры.</text:p>
          </draw:text-box>
        </draw:frame>
        <draw:frame presentation:style-name="pr5" draw:text-style-name="P6" draw:layer="layout" svg:width="25.199cm" svg:height="11.5cm" svg:x="1.4cm" svg:y="3.5cm" presentation:class="outline" presentation:user-transformed="true">
          <draw:text-box>
            <text:list text:style-name="L3">
              <text:list-item>
                <text:p text:style-name="P6"><text:span text:style-name="T1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 Каждое состояние триггера распознаётся по значению выходного напряжения.</text:span></text:p>
              </text:list-item>
              <text:list-item>
                <text:p text:style-name="P6"><text:span text:style-name="T1">Триггер обладает свойством запоминания двоичной информации. Под памятью триггера подразумевают способность оставаться в одном из двух состояний после прекращения действия переключающего сигнала.</text:span></text:p>
              </text:list-item>
              <text:list-item>
                <text:p text:style-name="P6"><text:span text:style-name="T1">При включении питания триггер непредсказуемо принимает (с равной или неравной вероятностью) одно из двух состояний. Это приводит к необходимости выполнять первоначальную установку триггера в требуемое исходное состояни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<text:s text:c="8"/>10.1. RS-триггер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<text:s text:c="8"/>10.2. D-триггер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<text:s text:c="8"/>10.3. T-триггер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<text:s text:c="8"/>10.4. JK-триггер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<text:s text:c="4"/>11. Асинхронные и синхронные цифровые схемы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07:48:19.619000000</dc:date>
    <meta:editing-duration>PT5M48S</meta:editing-duration>
    <meta:editing-cycles>3</meta:editing-cycles>
    <meta:generator>LibreOffice/7.4.5.1$Windows_X86_64 LibreOffice_project/9c0871452b3918c1019dde9bfac75448afc4b57f</meta:generator>
    <meta:document-statistic meta:object-count="49"/>
  </office:meta>
</office:document-meta>
</file>